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Then I used 18 weight machines for a full body workout. <text:s/>The weights were fairly light and I did just one set on each machine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8T21:41:07.26</dc:date>
    <dc:creator>James Lombardi</dc:creator>
    <meta:editing-duration>PT8H26M45S</meta:editing-duration>
    <meta:editing-cycles>46</meta:editing-cycles>
    <meta:generator>OpenOffice/4.1.2$Win32 OpenOffice.org_project/412m3$Build-9782</meta:generator>
    <meta:document-statistic meta:table-count="0" meta:image-count="0" meta:object-count="0" meta:page-count="6" meta:paragraph-count="104" meta:word-count="1529" meta:character-count="7183"/>
  </office:meta>
</office:document-meta>
</file>